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4.422cm" fo:min-width="9.516cm"/>
    </style:style>
    <style:style style:name="gr2" style:family="graphic" style:parent-style-name="standard">
      <style:graphic-properties draw:stroke="none" svg:stroke-color="#000000" draw:fill-color="#ffffcc" draw:textarea-horizontal-align="justify" draw:textarea-vertical-align="middle" draw:auto-grow-height="false" fo:min-height="11.752cm" fo:min-width="9.516cm"/>
    </style:style>
    <style:style style:name="gr3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29cm" fo:min-width="4.675cm"/>
    </style:style>
    <style:style style:name="gr5" style:family="graphic" style:parent-style-name="standard">
      <style:graphic-properties draw:fill-color="#99ff99" draw:textarea-horizontal-align="justify" draw:textarea-vertical-align="middle" draw:auto-grow-height="false" fo:min-height="1.182cm" fo:min-width="3.306cm"/>
    </style:style>
    <style:style style:name="gr6" style:family="graphic" style:parent-style-name="standard">
      <style:graphic-properties draw:fill-color="#66cc00" draw:textarea-horizontal-align="justify" draw:textarea-vertical-align="middle" draw:auto-grow-height="false" fo:min-height="5.041cm" fo:min-width="7.405cm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1.781cm" fo:min-width="5.836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443cm" fo:min-width="0.963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443cm" fo:min-width="0.964cm"/>
    </style:style>
    <style:style style:name="gr10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4.948cm" fo:min-width="7.742cm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89cm" fo:min-width="1.804cm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443cm" fo:min-width="4.149cm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1.443cm" fo:min-width="4.089cm"/>
    </style:style>
    <style:style style:name="gr15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16" style:family="graphic" style:parent-style-name="standard">
      <style:graphic-properties draw:fill-color="#66cc00" draw:textarea-horizontal-align="justify" draw:textarea-vertical-align="middle" draw:auto-grow-height="false" fo:min-height="5.041cm" fo:min-width="8.644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3.685cm" fo:min-width="6.8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6cm"/>
    </style:style>
    <style:style style:name="gr20" style:family="graphic" style:parent-style-name="standard">
      <style:graphic-properties draw:stroke="none" svg:stroke-color="#000000" draw:fill="none" draw:fill-color="#ffffcc" draw:auto-grow-height="true" draw:auto-grow-width="false" fo:max-height="0cm" fo:min-height="5.35cm"/>
    </style:style>
    <style:style style:name="gr21" style:family="graphic" style:parent-style-name="objectwithoutfill">
      <style:graphic-properties draw:stroke="dash" draw:stroke-dash="Dashed_20__28_var_29_" svg:stroke-color="#006600" draw:marker-end="Arrow" draw:marker-end-width="0.3cm" draw:fill="none" draw:textarea-vertical-align="middle"/>
    </style:style>
    <style:style style:name="gr22" style:family="graphic" style:parent-style-name="standard">
      <style:graphic-properties draw:fill-color="#66cc00" draw:textarea-horizontal-align="justify" draw:textarea-vertical-align="middle" draw:auto-grow-height="false" fo:min-height="5.846cm" fo:min-width="7.405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1.444cm" fo:min-width="0.963cm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444cm" fo:min-width="0.964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1.444cm" fo:min-width="0.964cm"/>
    </style:style>
    <style:style style:name="gr26" style:family="graphic" style:parent-style-name="standard">
      <style:graphic-properties draw:fill-color="#99ff99" draw:textarea-horizontal-align="justify" draw:textarea-vertical-align="middle" draw:auto-grow-height="false" fo:min-height="1.656cm" fo:min-width="3.072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cc00"/>
      <style:paragraph-properties fo:text-align="center"/>
      <style:text-properties fo:font-size="24pt"/>
    </style:style>
    <style:style style:name="P5" style:family="paragraph">
      <loext:graphic-properties draw:fill-color="#99ff99"/>
      <style:paragraph-properties fo:text-align="center"/>
      <style:text-properties fo:font-size="24pt"/>
    </style:style>
    <style:style style:name="P6" style:family="paragraph">
      <loext:graphic-properties draw:fill-color="#66cc00"/>
      <style:paragraph-properties fo:text-align="center"/>
    </style:style>
    <style:style style:name="P7" style:family="paragraph">
      <loext:graphic-properties draw:fill-color="#99ff99"/>
      <style:paragraph-properties fo:text-align="center"/>
      <style:text-properties fo:font-size="24pt" style:font-size-asian="18pt" style:font-size-complex="18pt"/>
    </style:style>
    <style:style style:name="P8" style:family="paragraph">
      <loext:graphic-properties draw:fill-color="#ffcc00"/>
      <style:paragraph-properties fo:text-align="center"/>
      <style:text-properties style:font-name="Courier New1" fo:font-size="18pt" style:font-size-asian="18pt" style:font-size-complex="18pt"/>
    </style:style>
    <style:style style:name="P9" style:family="paragraph">
      <loext:graphic-properties draw:fill-color="#ffcc00"/>
      <style:paragraph-properties fo:text-align="center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loext:graphic-properties draw:fill="none" draw:fill-color="#ffffff"/>
      <style:text-properties fo:color="#0000cc" fo:font-size="24pt" style:font-size-asian="24pt" style:font-size-complex="24pt"/>
    </style:style>
    <style:style style:name="P12" style:family="paragraph">
      <style:paragraph-properties fo:margin-left="0.635cm" fo:margin-right="0cm" fo:margin-top="0cm" fo:margin-bottom="0.254cm" fo:text-indent="-0.61cm">
        <style:tab-stops>
          <style:tab-stop style:position="1.729cm"/>
        </style:tab-stops>
      </style:paragraph-properties>
      <style:text-properties fo:font-size="24pt"/>
    </style:style>
    <style:style style:name="P13" style:family="paragraph">
      <loext:graphic-properties draw:fill="none" draw:fill-color="#ffffff"/>
      <style:paragraph-properties fo:margin-left="0.635cm" fo:margin-right="0cm" fo:margin-top="0cm" fo:margin-bottom="0.254cm" fo:text-indent="-0.61cm">
        <style:tab-stops>
          <style:tab-stop style:position="1.729cm"/>
        </style:tab-stops>
      </style:paragraph-properties>
      <style:text-properties fo:font-size="24pt"/>
    </style:style>
    <style:style style:name="P14" style:family="paragraph">
      <style:paragraph-properties fo:margin-left="0.635cm" fo:margin-right="0cm" fo:margin-top="0cm" fo:margin-bottom="0.203cm" fo:text-indent="-0.61cm">
        <style:tab-stops>
          <style:tab-stop style:position="1.729cm"/>
        </style:tab-stops>
      </style:paragraph-properties>
      <style:text-properties fo:font-size="24pt"/>
    </style:style>
    <style:style style:name="P15" style:family="paragraph">
      <loext:graphic-properties draw:fill="none" draw:fill-color="#ffffcc"/>
      <style:paragraph-properties fo:margin-left="0.635cm" fo:margin-right="0cm" fo:margin-top="0cm" fo:margin-bottom="0.203cm" fo:text-indent="-0.61cm">
        <style:tab-stops>
          <style:tab-stop style:position="1.729cm"/>
        </style:tab-stops>
      </style:paragraph-properties>
      <style:text-properties fo:font-size="24pt"/>
    </style:style>
    <style:style style:name="P16" style:family="paragraph">
      <loext:graphic-properties draw:fill-color="#ffff99"/>
      <style:paragraph-properties fo:text-align="center"/>
      <style:text-properties style:font-name="Courier New1" fo:font-size="18pt" style:font-size-asian="18pt" style:font-size-complex="18pt"/>
    </style:style>
    <style:style style:name="P17" style:family="paragraph">
      <loext:graphic-properties draw:fill-color="#ffff99"/>
      <style:paragraph-properties fo:text-align="center"/>
      <style:text-properties style:font-name="Courier New"/>
    </style:style>
    <style:style style:name="P18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Courier New1" fo:font-size="18pt" style:font-size-asian="18pt" style:font-size-complex="18pt"/>
    </style:style>
    <style:style style:name="T4" style:family="text">
      <style:text-properties fo:color="#0000cc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016cm" svg:height="4.672cm" svg:x="10.46cm" svg:y="22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16cm" svg:height="12.002cm" svg:x="10.484cm" svg:y="9.84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667cm" svg:y1="20.517cm" svg:x2="5.667cm" svg:y2="21.893cm">
          <text:p/>
        </draw:line>
        <draw:line draw:style-name="gr3" draw:text-style-name="P2" draw:layer="layout" svg:x1="5.667cm" svg:y1="13.65cm" svg:x2="5.667cm" svg:y2="15.026cm">
          <text:p/>
        </draw:line>
        <draw:custom-shape draw:style-name="gr4" draw:text-style-name="P4" draw:layer="layout" svg:width="5.175cm" svg:height="1.54cm" svg:x="3.161cm" svg:y="2.032cm">
          <text:p text:style-name="P3"><text:span text:style-name="T1">all sampl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612cm" svg:height="2.862cm" svg:x="1.861cm" svg:y="4.726cm">
          <text:p text:style-name="P3"><text:span text:style-name="T1">stopping </text:span></text:p>
          <text:p text:style-name="P3"><text:span text:style-name="T1">criter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6" draw:text-style-name="P6" draw:layer="layout" svg:width="7.905cm" svg:height="5.291cm" svg:x="1.715cm" svg:y="8.59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6.336cm" svg:height="2.031cm" svg:x="2.522cm" svg:y="9.272cm">
            <text:p text:style-name="P3"><text:span text:style-name="T2">calculate </text:span><text:span text:style-name="T2"><text:line-break/></text:span><text:span text:style-name="T2">score gai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463cm" svg:height="1.693cm" svg:x="2.331cm" svg:y="11.656cm">
            <text:p text:style-name="P3"><text:span text:style-name="T3">f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draw:layer="layout" svg:width="1.464cm" svg:height="1.693cm" svg:x="4.021cm" svg:y="11.656cm">
            <text:p text:style-name="P3"><text:span text:style-name="T3">f2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1.464cm" svg:height="1.693cm" svg:x="5.714cm" svg:y="11.656cm">
            <text:p text:style-name="P3"><text:span text:style-name="T3">f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463cm" svg:height="1.693cm" svg:x="7.403cm" svg:y="11.656cm">
            <text:p text:style-name="P3"><text:span text:style-name="T3">f..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5.717cm" svg:y1="7.588cm" svg:x2="5.717cm" svg:y2="8.593cm">
          <text:p/>
        </draw:line>
        <draw:line draw:style-name="gr3" draw:text-style-name="P2" xml:id="id2" draw:id="id2" draw:layer="layout" svg:x1="5.634cm" svg:y1="3.556cm" svg:x2="5.634cm" svg:y2="4.726cm">
          <text:p/>
        </draw:line>
        <draw:line draw:style-name="gr3" draw:text-style-name="P2" draw:layer="layout" svg:x1="9.452cm" svg:y1="6.161cm" svg:x2="11.176cm" svg:y2="6.161cm">
          <text:p/>
        </draw:line>
        <draw:connector draw:style-name="gr10" draw:text-style-name="P2" draw:layer="layout" svg:x1="1.546cm" svg:y1="24.492cm" svg:x2="5.634cm" svg:y2="4.141cm" draw:start-shape="id1" draw:start-glue-point="3" draw:end-shape="id2" draw:end-glue-point="1" svg:d="M1546 24492h-501v-20351h4589" svg:viewBox="0 0 4590 20352">
          <text:p/>
        </draw:connector>
        <draw:g xml:id="id1" draw:id="id1">
          <draw:custom-shape draw:style-name="gr11" draw:text-style-name="P6" draw:layer="layout" svg:width="8.242cm" svg:height="5.198cm" svg:x="1.546cm" svg:y="21.89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2.304cm" svg:height="2.14cm" svg:x="1.765cm" svg:y="23.33cm">
            <text:p text:style-name="P3">Node<text:line-break/><text:span text:style-name="T3">/f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9" draw:layer="layout" svg:width="4.649cm" svg:height="1.693cm" svg:x="4.909cm" svg:y="22.397cm">
            <text:p text:style-name="P3">branch <text:s/><text:span text:style-name="T3">fn=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4.589cm" svg:height="1.693cm" svg:x="4.969cm" svg:y="24.797cm">
            <text:p text:style-name="P3">branch <text:s/><text:span text:style-name="T3">fn=F</text:span></text:p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4.066cm" svg:y1="24.403cm" svg:x2="5.09cm" svg:y2="23.387cm">
            <text:p/>
          </draw:line>
          <draw:line draw:style-name="gr15" draw:text-style-name="P10" draw:layer="layout" svg:x1="3.946cm" svg:y1="24.538cm" svg:x2="4.97cm" svg:y2="25.891cm">
            <text:p/>
          </draw:line>
        </draw:g>
        <draw:g>
          <draw:custom-shape draw:style-name="gr16" draw:text-style-name="P6" draw:layer="layout" svg:width="9.144cm" svg:height="5.291cm" svg:x="11.176cm" svg:y="3.57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7" draw:layer="layout" svg:width="7.326cm" svg:height="3.935cm" svg:x="12.11cm" svg:y="4.253cm">
            <text:p text:style-name="P3"><text:span text:style-name="T2">report the </text:span><text:span text:style-name="T2"><text:line-break/></text:span><text:span text:style-name="T2">most abundant</text:span></text:p>
            <text:p text:style-name="P3"><text:span text:style-name="T2"><text:s/></text:span><text:span text:style-name="T2">class in each node</text:span><text:span text:style-name="T2"><text:line-break/></text:span><text:span text:style-name="T2">as the prediction</text:span>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11" draw:layer="layout" svg:width="2.016cm" svg:height="1.292cm" svg:x="9.052cm" svg:y="4.734cm">
          <draw:text-box>
            <text:p><text:span text:style-name="T4">Yes</text:span></text:p>
          </draw:text-box>
        </draw:frame>
        <draw:frame draw:style-name="gr18" draw:text-style-name="P11" draw:layer="layout" svg:width="2.016cm" svg:height="1.292cm" svg:x="5.952cm" svg:y="7.334cm">
          <draw:text-box>
            <text:p><text:span text:style-name="T4">No</text:span></text:p>
          </draw:text-box>
        </draw:frame>
        <draw:frame draw:style-name="gr19" draw:text-style-name="P13" draw:layer="layout" svg:width="10.016cm" svg:height="11.686cm" svg:x="10.684cm" svg:y="9.842cm">
          <draw:text-box>
            <text:p text:style-name="P12"><text:span text:style-name="T5">Stopping criteria:</text:span></text:p>
            <text:p text:style-name="P12">+ All samples within a node belong to the same class</text:p>
            <text:p text:style-name="P12">+ No more attributes to be selected</text:p>
            <text:p text:style-name="P12">+ Pre-set max depth is reached</text:p>
            <text:p text:style-name="P12">+ Pre-set minimal number of examples per node reached</text:p>
          </draw:text-box>
        </draw:frame>
        <draw:frame draw:style-name="gr20" draw:text-style-name="P15" draw:layer="layout" svg:width="10.016cm" svg:height="5.6cm" svg:x="10.684cm" svg:y="22.844cm">
          <draw:text-box>
            <text:p text:style-name="P14"><text:span text:style-name="T5">Score:</text:span></text:p>
            <text:p text:style-name="P14">+ entropy</text:p>
            <text:p text:style-name="P14">+ within-node variance (Gini index)</text:p>
          </draw:text-box>
        </draw:frame>
        <draw:line draw:style-name="gr21" draw:text-style-name="P2" draw:layer="layout" svg:x1="8.858cm" svg:y1="10.414cm" svg:x2="10.684cm" svg:y2="22.844cm">
          <text:p/>
        </draw:line>
        <draw:line draw:style-name="gr21" draw:text-style-name="P2" draw:layer="layout" svg:x1="7.874cm" svg:y1="6.858cm" svg:x2="10.758cm" svg:y2="10.688cm">
          <text:p/>
        </draw:line>
        <draw:g>
          <draw:custom-shape draw:style-name="gr22" draw:text-style-name="P6" draw:layer="layout" svg:width="7.905cm" svg:height="6.096cm" svg:x="1.715cm" svg:y="14.8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1.463cm" svg:height="1.694cm" svg:x="2.331cm" svg:y="18.855cm">
            <text:p text:style-name="P3"><text:span text:style-name="T3">f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8" draw:layer="layout" svg:width="1.464cm" svg:height="1.694cm" svg:x="4.021cm" svg:y="18.855cm">
            <text:p text:style-name="P3"><text:span text:style-name="T3">fn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1.464cm" svg:height="1.694cm" svg:x="5.714cm" svg:y="18.855cm">
            <text:p text:style-name="P3"><text:span text:style-name="T3">f..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1.463cm" svg:height="1.694cm" svg:x="7.403cm" svg:y="18.855cm">
            <text:p text:style-name="P3"><text:span text:style-name="T6">f</text:span><text:span text:style-name="T7">..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7.143cm" svg:height="3.81cm" svg:x="2.315cm" svg:y="15.059cm">
            <text:p text:style-name="P3"><text:span text:style-name="T2"><text:s/></text:span><text:span text:style-name="T2">split </text:span><text:span text:style-name="T2"><text:line-break/></text:span><text:span text:style-name="T2">on best scoring </text:span></text:p>
            <text:p text:style-name="P3"><text:span text:style-name="T2">featur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draw:page-thumbnail draw:style-name="gr27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8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9cm" svg:height="4.675cm" svg:x="1.05cm" svg:y="1.113cm" presentation:class="title" presentation:placeholder="true">
        <draw:text-box/>
      </draw:frame>
      <draw:frame presentation:style-name="Default-outline1" draw:layer="backgroundobjects" svg:width="18.9cm" svg:height="16.239cm" svg:x="1.05cm" svg:y="6.55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5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ytro Lituiev</meta:initial-creator>
    <meta:creation-date>2017-04-09T20:24:28.985209000</meta:creation-date>
    <dc:date>2017-04-10T09:23:36.316246000</dc:date>
    <dc:creator>Dmytro Lituiev</dc:creator>
    <meta:editing-duration>PT16M27S</meta:editing-duration>
    <meta:editing-cycles>5</meta:editing-cycles>
    <meta:generator>LibreOffice/5.0.0.5$MacOSX_X86_64 LibreOffice_project/1b1a90865e348b492231e1c451437d7a15bb262b</meta:generator>
    <meta:document-statistic meta:object-count="63"/>
  </office:meta>
</office:document-meta>
</file>